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This is a straight dump of the @INSTALL member from the shipped release os of 25 March 2009. It has no additional formatting done, it is just easier to refer to a printed copy.</text:p>
      <text:p text:style-name="Preformatted_20_Text"/>
      <text:p text:style-name="Preformatted_20_Text">Additionally at the end the @FILES member has been appended so you know what files will be installed when you run the installation JCL job.</text:p>
      <text:p text:style-name="Preformatted_20_Text"/>
      <text:p text:style-name="Preformatted_20_Text">For users of earlier releases please note the CLIST interface has been dropped, as version 3 runs under MMPF control which needs to lock the database an interactive (real-time) database management interface is no longer possible. While this also affects batch jobs I have added an IEECVXIT rule to stop MMPF when a waiting for dataset is detected on the tape volume dataset (as I have seperate automation to restart that). You may want to look at something similar so the daily scratch job can run unattended.</text:p>
      <text:p text:style-name="Preformatted_20_Text"/>
      <text:p text:style-name="Preformatted_20_Text"/>
      <text:p text:style-name="Preformatted_20_Text">TAPEMAN - INSTALLATION PROCEDURE</text:p>
      <text:p text:style-name="Preformatted_20_Text">================================</text:p>
      <text:p text:style-name="Preformatted_20_Text"/>
      <text:p text:style-name="Preformatted_20_Text">Assumptions:</text:p>
      <text:p text:style-name="Preformatted_20_Text"><text:s text:c="10"/>1- &lt;pref&gt; in all cases is to be replaced by the dataset</text:p>
      <text:p text:style-name="Preformatted_20_Text"><text:s text:c="13"/>prefix you gave the files when you restored them.</text:p>
      <text:p text:style-name="Preformatted_20_Text"><text:s text:c="10"/>2- you will retain the name TAPEMAN for the started task</text:p>
      <text:p text:style-name="Preformatted_20_Text"><text:s text:c="13"/>procedure (if you change this you must also change</text:p>
      <text:p text:style-name="Preformatted_20_Text"><text:s text:c="13"/>the source for ieecvxit and tapemcuu and reassemble).</text:p>
      <text:p text:style-name="Preformatted_20_Text"/>
      <text:p text:style-name="Preformatted_20_Text">===============================================================</text:p>
      <text:p text:style-name="Preformatted_20_Text"><text:s text:c="19"/>INSTALLATION STEPS</text:p>
      <text:p text:style-name="Preformatted_20_Text">===============================================================</text:p>
      <text:p text:style-name="Preformatted_20_Text">This is a quick list of what needs doing. It may look complicated</text:p>
      <text:p text:style-name="Preformatted_20_Text">but should take less than 20 minutes after filling out the</text:p>
      <text:p text:style-name="Preformatted_20_Text">preparation sheet in Apendix B.</text:p>
      <text:p text:style-name="Preformatted_20_Text">All the tasks are covered in detail after this index.</text:p>
      <text:p text:style-name="Preformatted_20_Text"/>
      <text:p text:style-name="Preformatted_20_Text">0. Backup</text:p>
      <text:p text:style-name="Preformatted_20_Text"/>
      <text:p text:style-name="Preformatted_20_Text">1. Preparation - gather information you will need</text:p>
      <text:p text:style-name="Preformatted_20_Text">2. Create a 'tapes' directory and create some .aws tape files</text:p>
      <text:p text:style-name="Preformatted_20_Text"><text:s text:c="3"/>in it. You will need to initialise them also.</text:p>
      <text:p text:style-name="Preformatted_20_Text">3. Install the HERCCMD program <text:s text:c="2"/>(into APF authorised library)</text:p>
      <text:p text:style-name="Preformatted_20_Text">4. Install TAPEMAN and TAPEMCUU programs (into APF authorised library)</text:p>
      <text:p text:style-name="Preformatted_20_Text">5. Install the utility programs (not APF authorised)</text:p>
      <text:p text:style-name="Preformatted_20_Text">6. Create the VSAM 'volser' database</text:p>
      <text:p text:style-name="Preformatted_20_Text">7. Load some tape volsers into the VSAM database</text:p>
      <text:p text:style-name="Preformatted_20_Text">8. Ensure some tape units are online after an IPL</text:p>
      <text:p text:style-name="Preformatted_20_Text">8.1 - update the hercules config file</text:p>
      <text:p text:style-name="Preformatted_20_Text">8.2 - ensure they are varied online at IPL time</text:p>
      <text:p text:style-name="Preformatted_20_Text">9. Install the TAPEMAN procedure</text:p>
      <text:p text:style-name="Preformatted_20_Text">10. Update the hercules config file (again)</text:p>
      <text:p text:style-name="Preformatted_20_Text">11. Automate the messages using MMPF</text:p>
      <text:p text:style-name="Preformatted_20_Text"/>
      <text:p text:style-name="Preformatted_20_Text"><text:s text:c="4"/>The below is required only if you do not have a vsam</text:p>
      <text:p text:style-name="Preformatted_20_Text"><text:s text:c="4"/>dataspace area already assigned at your site.</text:p>
      <text:p text:style-name="Preformatted_20_Text">Appendix A - Create a dedicated VSAM volume</text:p>
      <text:p text:style-name="Preformatted_20_Text">A.1 - create the volume</text:p>
      <text:p text:style-name="Preformatted_20_Text">A.2 - add the new device to your hercules config file</text:p>
      <text:p text:style-name="Preformatted_20_Text">A.3 - create a new catalogue and dataspace</text:p>
      <text:p text:style-name="Preformatted_20_Text"/>
      <text:p text:style-name="Preformatted_20_Text">Appendix B - preparation datasheet</text:p>
      <text:p text:style-name="Preformatted_20_Text"/>
      <text:p text:style-name="Preformatted_20_Text">Appendix C - installtion checklist (very short)</text:p>
      <text:p text:style-name="Preformatted_20_Text"/>
      <text:p text:style-name="Preformatted_20_Text"/>
      <text:p text:style-name="Preformatted_20_Text">---------------------------------------------------------------</text:p>
      <text:p text:style-name="Preformatted_20_Text"><text:soft-page-break/><text:s text:c="24"/>BACKUP</text:p>
      <text:p text:style-name="Preformatted_20_Text">---------------------------------------------------------------</text:p>
      <text:p text:style-name="Preformatted_20_Text">0. Backup</text:p>
      <text:p text:style-name="Preformatted_20_Text"><text:s text:c="3"/>This goes without saying. But it is supprising how often it</text:p>
      <text:p text:style-name="Preformatted_20_Text"><text:s text:c="3"/>is overlooked.</text:p>
      <text:p text:style-name="Preformatted_20_Text"><text:s text:c="3"/>Of course you are using a linux server, so tar -zcvf your</text:p>
      <text:p text:style-name="Preformatted_20_Text"><text:s text:c="3"/>entire hercules site somewhere before beginning this. Then if</text:p>
      <text:p text:style-name="Preformatted_20_Text"><text:s text:c="3"/>you have any problems you can untar it back.</text:p>
      <text:p text:style-name="Preformatted_20_Text"/>
      <text:p text:style-name="Preformatted_20_Text"/>
      <text:p text:style-name="Preformatted_20_Text">---------------------------------------------------------------</text:p>
      <text:p text:style-name="Preformatted_20_Text"><text:s text:c="22"/>PREPARATION</text:p>
      <text:p text:style-name="Preformatted_20_Text">---------------------------------------------------------------</text:p>
      <text:p text:style-name="Preformatted_20_Text">1. Preparation</text:p>
      <text:p text:style-name="Preformatted_20_Text"><text:s text:c="3"/>- Identify all the tape volumes your site uses, you will need</text:p>
      <text:p text:style-name="Preformatted_20_Text"><text:s text:c="5"/>to know these in order to migrate them to a 'tapes' directory</text:p>
      <text:p text:style-name="Preformatted_20_Text"><text:s text:c="5"/>where the automation expects them to be.</text:p>
      <text:p text:style-name="Preformatted_20_Text"><text:s text:c="3"/>- Locate your VSAM dataspaces and the file aliases that can live</text:p>
      <text:p text:style-name="Preformatted_20_Text"><text:s text:c="5"/>within them (I assume you have some). The volser database is a</text:p>
      <text:p text:style-name="Preformatted_20_Text"><text:s text:c="5"/>VSAM file so needs a VSAM dataspace to be created in.</text:p>
      <text:p text:style-name="Preformatted_20_Text"><text:s text:c="5"/>If you do not have one already see...</text:p>
      <text:p text:style-name="Preformatted_20_Text"><text:s text:c="9"/>Appendix A: create a dedicated VSAM volume (3330)</text:p>
      <text:p text:style-name="Preformatted_20_Text"><text:s text:c="3"/>- Identify an APF authorised library you can use, that is in the</text:p>
      <text:p text:style-name="Preformatted_20_Text"><text:s text:c="5"/>linklist. Both the HERCCMD and TAPEMAN programs must be in APF</text:p>
      <text:p text:style-name="Preformatted_20_Text"><text:s text:c="5"/>authorised libraries that are also in the linklist.</text:p>
      <text:p text:style-name="Preformatted_20_Text"><text:s text:c="3"/>- Check you have all the expected files from the tape</text:p>
      <text:p text:style-name="Preformatted_20_Text"><text:s text:c="5"/>&lt;pref&gt;.TAPEMAN.SRC <text:s text:c="6"/>source files</text:p>
      <text:p text:style-name="Preformatted_20_Text"><text:s text:c="5"/>&lt;pref&gt;.TAPEMAN.CONTROL <text:s text:c="2"/>management jobs</text:p>
      <text:p text:style-name="Preformatted_20_Text"><text:s text:c="5"/>&lt;pref&gt;.TAPEMAN.INSTALL <text:s text:c="2"/>installation jobs</text:p>
      <text:p text:style-name="Preformatted_20_Text"><text:s text:c="5"/>&lt;pref&gt;.TAPEMAN.LINKLIB <text:s text:c="2"/>assembled load modules</text:p>
      <text:p text:style-name="Preformatted_20_Text"><text:s text:c="5"/>&lt;pref&gt;.TAPEMAN.DOC <text:s text:c="6"/>documentation</text:p>
      <text:p text:style-name="Preformatted_20_Text"><text:s text:c="5"/>&lt;pref&gt;.TAPEMAN.SAMPLES <text:s text:c="2"/>(optional) Sample backup jobs</text:p>
      <text:p text:style-name="Preformatted_20_Text"/>
      <text:p text:style-name="Preformatted_20_Text"/>
      <text:p text:style-name="Preformatted_20_Text">2. Create the expected unix (or if you have to, dos) environment</text:p>
      <text:p text:style-name="Preformatted_20_Text"/>
      <text:p text:style-name="Preformatted_20_Text"><text:s text:c="3"/>- Under the directory you start hercules from</text:p>
      <text:p text:style-name="Preformatted_20_Text"><text:s text:c="5"/>create a directory 'tapes'.</text:p>
      <text:p text:style-name="Preformatted_20_Text"><text:s text:c="5"/>***DOS/WIN*** the TAPEMAN program builds the HERCCMD comand</text:p>
      <text:p text:style-name="Preformatted_20_Text"><text:s text:c="19"/>as tapes/&lt;volser&gt;.aws and as I have never tried</text:p>
      <text:p text:style-name="Preformatted_20_Text"><text:s text:c="19"/>to use this under DOS/WIN you may need to change</text:p>
      <text:p text:style-name="Preformatted_20_Text"><text:s text:c="19"/>the tapes/ to a tapes\ in the code. (dunno)</text:p>
      <text:p text:style-name="Preformatted_20_Text"/>
      <text:p text:style-name="Preformatted_20_Text"><text:s text:c="3"/>- Copy all the existing tape files you have you want to be</text:p>
      <text:p text:style-name="Preformatted_20_Text"><text:s text:c="5"/>automated into that directory, or preferably create a pool</text:p>
      <text:p text:style-name="Preformatted_20_Text"><text:s text:c="5"/>of new AWS tapes in that directory using hetinit (why new,</text:p>
      <text:p text:style-name="Preformatted_20_Text"><text:s text:c="5"/>any old ones will be treated as scratch tapes until overwritten</text:p>
      <text:p text:style-name="Preformatted_20_Text"><text:s text:c="5"/>by a TAPEMAN mount so you probably don't want to lose existing</text:p>
      <text:p text:style-name="Preformatted_20_Text"><text:s text:c="5"/>backups).</text:p>
      <text:p text:style-name="Preformatted_20_Text"/>
      <text:p text:style-name="Preformatted_20_Text"><text:s text:c="3"/>- For any tapes created initialise them. A sample job is provided</text:p>
      <text:p text:style-name="Preformatted_20_Text"><text:s text:c="5"/>in &lt;pref&gt;.TAPEMAN.CONTROL(TAPLABEL)</text:p>
      <text:p text:style-name="Preformatted_20_Text"/>
      <text:p text:style-name="Preformatted_20_Text"><text:s text:c="3"/>C R I T I C A L - all tape volsers must be VOLSER.aws, the VOLSER</text:p>
      <text:p text:style-name="Preformatted_20_Text"><text:s text:c="3"/>is the internal tape label you have labelled them with and MUST</text:p>
      <text:p text:style-name="Preformatted_20_Text"><text:s text:c="3"/>be in upper case, as the TAPEMAN program will attempt to locate the</text:p>
      <text:p text:style-name="Preformatted_20_Text"><text:s text:c="3"/>volume based on the volser in the MVS WTO message which is in</text:p>
      <text:p text:style-name="Preformatted_20_Text"><text:s text:c="3"/>upper case. The suffix must be .aws in lower case, thats hard</text:p>
      <text:p text:style-name="Preformatted_20_Text"><text:s text:c="3"/>coded in TAPEMAN.</text:p>
      <text:p text:style-name="Preformatted_20_Text"/>
      <text:p text:style-name="Preformatted_20_Text"/>
      <text:p text:style-name="Preformatted_20_Text">---------------------------------------------------------------</text:p>
      <text:p text:style-name="Preformatted_20_Text"><text:s text:c="19"/>INSTALL THE PROGRAMS</text:p>
      <text:p text:style-name="Preformatted_20_Text">---------------------------------------------------------------</text:p>
      <text:p text:style-name="Preformatted_20_Text"><text:soft-page-break/></text:p>
      <text:p text:style-name="Preformatted_20_Text">3. Install the HERCCMD program into a APF library</text:p>
      <text:p text:style-name="Preformatted_20_Text"><text:s text:c="3"/>This is provided in binary only. I have never had the source.</text:p>
      <text:p text:style-name="Preformatted_20_Text"><text:s text:c="3"/>This HERCCMD was written by Grzes Plucinski, obtained from</text:p>
      <text:p text:style-name="Preformatted_20_Text"><text:s text:c="3"/>http://www.grzes.com/herccmd.aws.</text:p>
      <text:p text:style-name="Preformatted_20_Text"/>
      <text:p text:style-name="Preformatted_20_Text"><text:s text:c="3"/>This is some old JCL I had lying around from when I installed </text:p>
      <text:p text:style-name="Preformatted_20_Text"><text:s text:c="3"/>it. It you do not already have HERCCMD installed obtain the</text:p>
      <text:p text:style-name="Preformatted_20_Text"><text:s text:c="3"/>tape from Gregs site above and try this.</text:p>
      <text:p text:style-name="Preformatted_20_Text"><text:s text:c="3"/>The target needs to be a 3350 linklib dataset.</text:p>
      <text:p text:style-name="Preformatted_20_Text"/>
      <text:p text:style-name="Preformatted_20_Text">//IEBCOPYR JOB (001),'RESTORE HERCCMD',CLASS=A,MSGCLASS=A</text:p>
      <text:p text:style-name="Preformatted_20_Text">//RELOAD <text:s/>EXEC PGM=IEBCOPY,REGION=1024K</text:p>
      <text:p text:style-name="Preformatted_20_Text">//SYSPRINT DD <text:s/>SYSOUT=*</text:p>
      <text:p text:style-name="Preformatted_20_Text">//TAPEIN <text:s text:c="2"/>DD <text:s/>UNIT=TAPE,DISP=OLD,DSN=GRZES.HERCCMD,</text:p>
      <text:p text:style-name="Preformatted_20_Text">// <text:s text:c="12"/>VOL=SER=DHRCMD,LABEL=(,SL)</text:p>
      <text:p text:style-name="Preformatted_20_Text">//LIBOUT <text:s text:c="2"/>DD <text:s/>DISP=SHR,DSN=SYS2.LINKLIB</text:p>
      <text:p text:style-name="Preformatted_20_Text">//SYSUT3 <text:s text:c="2"/>DD <text:s/>UNIT=SYSDA,SPACE=(80,(60,45)),DISP=(NEW,DELETE)</text:p>
      <text:p text:style-name="Preformatted_20_Text">//SYSIN <text:s text:c="3"/>DD <text:s/>*</text:p>
      <text:p text:style-name="Preformatted_20_Text"><text:s text:c="2"/>COPY INDD=TAPEIN,OUTDD=LIBOUT</text:p>
      <text:p text:style-name="Preformatted_20_Text">/*</text:p>
      <text:p text:style-name="Preformatted_20_Text">//</text:p>
      <text:p text:style-name="Preformatted_20_Text"/>
      <text:p text:style-name="Preformatted_20_Text"/>
      <text:p text:style-name="Preformatted_20_Text">4. Install the TAPEMAN and TAPEMCUU programs into a APF library</text:p>
      <text:p text:style-name="Preformatted_20_Text"><text:s text:c="3"/>Two options here...</text:p>
      <text:p text:style-name="Preformatted_20_Text"><text:s text:c="3"/>Either</text:p>
      <text:p text:style-name="Preformatted_20_Text"><text:s text:c="5"/>a) Customise CTAPEMAN in &lt;pref&gt;.TAPEMAN.INSTALL and run the job</text:p>
      <text:p text:style-name="Preformatted_20_Text"><text:s text:c="8"/>to copy the program to an APF authorised library.</text:p>
      <text:p text:style-name="Preformatted_20_Text"><text:s text:c="3"/>OR</text:p>
      <text:p text:style-name="Preformatted_20_Text"><text:s text:c="5"/>b) assemble from source, so you know what you are getting. The</text:p>
      <text:p text:style-name="Preformatted_20_Text"><text:s text:c="8"/>job to assemble the programs are in &lt;pref&gt;.TAPEMAN.SRC and</text:p>
      <text:p text:style-name="Preformatted_20_Text"><text:s text:c="8"/>named TAPEMAN and TAPEMCUU</text:p>
      <text:p text:style-name="Preformatted_20_Text"><text:s text:c="8"/>Update the jobdecks to assemble it into an APF authorised</text:p>
      <text:p text:style-name="Preformatted_20_Text"><text:s text:c="8"/>library in your site.</text:p>
      <text:p text:style-name="Preformatted_20_Text"><text:s text:c="3"/>**NOTE** if using under DOS/WIN you should probably re-assemble</text:p>
      <text:p text:style-name="Preformatted_20_Text"><text:s text:c="12"/>to change the tapes/ to tapes\. Also of you want your</text:p>
      <text:p text:style-name="Preformatted_20_Text"><text:s text:c="12"/>tapes anywhere other than in a 'tapes' directory you</text:p>
      <text:p text:style-name="Preformatted_20_Text"><text:s text:c="12"/>should change the code here (and rework step 2 as you</text:p>
      <text:p text:style-name="Preformatted_20_Text"><text:s text:c="12"/>just changed the rules if you changed tapes).</text:p>
      <text:p text:style-name="Preformatted_20_Text"/>
      <text:p text:style-name="Preformatted_20_Text"/>
      <text:p text:style-name="Preformatted_20_Text">5. Install the TAPEMAN utility programs</text:p>
      <text:p text:style-name="Preformatted_20_Text"><text:s text:c="3"/>These DO NOT have to go into an APF authorised library.</text:p>
      <text:p text:style-name="Preformatted_20_Text"><text:s text:c="3"/>Three options here...</text:p>
      <text:p text:style-name="Preformatted_20_Text"><text:s text:c="3"/>Run ONE of these from &lt;pref&gt;.TAPEMAN.INSTALL...</text:p>
      <text:p text:style-name="Preformatted_20_Text"><text:s text:c="5"/>a) if your target library is the same blocksize as the linklib</text:p>
      <text:p text:style-name="Preformatted_20_Text"><text:s text:c="8"/>I have shipped, use member &lt;pref&gt;.TAPEMAN.INSTALL(CUTILS)</text:p>
      <text:p text:style-name="Preformatted_20_Text"><text:s text:c="8"/>to copy the modules to your program library.</text:p>
      <text:p text:style-name="Preformatted_20_Text"><text:s text:c="5"/>b) or compile them from source. The source jobsare in the file</text:p>
      <text:p text:style-name="Preformatted_20_Text"><text:s text:c="8"/>&lt;pref&gt;.TAPEMAN.SRC and are the two members TAPEMSCR and</text:p>
      <text:p text:style-name="Preformatted_20_Text"><text:s text:c="8"/>TAPEMUTL.</text:p>
      <text:p text:style-name="Preformatted_20_Text"><text:s text:c="3"/>OR</text:p>
      <text:p text:style-name="Preformatted_20_Text"><text:s text:c="5"/>c) You could just STEPLIB all your jobs to the installation</text:p>
      <text:p text:style-name="Preformatted_20_Text"><text:s text:c="8"/>&lt;pref&gt;.TAPEMAN.LINKLIB provided.</text:p>
      <text:p text:style-name="Preformatted_20_Text"/>
      <text:p text:style-name="Preformatted_20_Text"/>
      <text:p text:style-name="Preformatted_20_Text">---------------------------------------------------------------</text:p>
      <text:p text:style-name="Preformatted_20_Text"><text:s text:c="14"/>CREATE THE DATA FILES NEEDED</text:p>
      <text:p text:style-name="Preformatted_20_Text">---------------------------------------------------------------</text:p>
      <text:p text:style-name="Preformatted_20_Text"/>
      <text:p text:style-name="Preformatted_20_Text">6. Create the VSAM 'volser' database</text:p>
      <text:p text:style-name="Preformatted_20_Text"/>
      <text:p text:style-name="Preformatted_20_Text"><text:s text:c="3"/>The tape volser database is an indexed VSAM file. You need</text:p>
      <text:p text:style-name="Preformatted_20_Text"><text:soft-page-break/><text:s text:c="3"/>to have identified a file prefix (alias) and a volume with</text:p>
      <text:p text:style-name="Preformatted_20_Text"><text:s text:c="3"/>a VSAM dataspace file, that still has space :-).</text:p>
      <text:p text:style-name="Preformatted_20_Text"/>
      <text:p text:style-name="Preformatted_20_Text"><text:s text:c="3"/>If you do not have any dataspaces created already you should</text:p>
      <text:p text:style-name="Preformatted_20_Text"><text:s text:c="3"/>refer to 'Appendix A' which walks through creating a 3330 pack</text:p>
      <text:p text:style-name="Preformatted_20_Text"><text:s text:c="3"/>that is dedicated to VSAM files (the dataspace will fill that</text:p>
      <text:p text:style-name="Preformatted_20_Text"><text:s text:c="3"/>pack).</text:p>
      <text:p text:style-name="Preformatted_20_Text"/>
      <text:p text:style-name="Preformatted_20_Text"><text:s text:c="3"/>Once you have the info needed...</text:p>
      <text:p text:style-name="Preformatted_20_Text"/>
      <text:p text:style-name="Preformatted_20_Text"><text:s text:c="3"/>Edit &lt;pref&gt;.TAPEMAN.INSTALL(CREATEDB) with the volume and</text:p>
      <text:p text:style-name="Preformatted_20_Text"><text:s text:c="3"/>file prefix you will be using. You should also review the</text:p>
      <text:p text:style-name="Preformatted_20_Text"><text:s text:c="3"/>RECORD line in the database creation info and adjust to</text:p>
      <text:p text:style-name="Preformatted_20_Text"><text:s text:c="3"/>meet your expected needs.</text:p>
      <text:p text:style-name="Preformatted_20_Text"><text:s text:c="3"/>Then run the job.</text:p>
      <text:p text:style-name="Preformatted_20_Text"/>
      <text:p text:style-name="Preformatted_20_Text"/>
      <text:p text:style-name="Preformatted_20_Text">7. Populate your VSAM 'volser' database with entries</text:p>
      <text:p text:style-name="Preformatted_20_Text"/>
      <text:p text:style-name="Preformatted_20_Text"><text:s text:c="3"/>OK. You have an empty database by now, but there are no</text:p>
      <text:p text:style-name="Preformatted_20_Text"><text:s text:c="3"/>scratch tapes in it yet.</text:p>
      <text:p text:style-name="Preformatted_20_Text"/>
      <text:p text:style-name="Preformatted_20_Text"><text:s text:c="3"/>Edit &lt;pref&gt;.TAPEMAN.CONTROL(UTLADD).</text:p>
      <text:p text:style-name="Preformatted_20_Text"><text:s text:c="3"/>Yes, it is not in the install file. This is a job you will</text:p>
      <text:p text:style-name="Preformatted_20_Text"><text:s text:c="3"/>probably be running often so it is in the control file.</text:p>
      <text:p text:style-name="Preformatted_20_Text"/>
      <text:p text:style-name="Preformatted_20_Text"><text:s text:c="3"/>You need to alter the volumes in the SYSIN data to be the</text:p>
      <text:p text:style-name="Preformatted_20_Text"><text:s text:c="3"/>volumes you have placed (or created) in the tapes directory</text:p>
      <text:p text:style-name="Preformatted_20_Text"><text:s text:c="3"/>from step 2. ONLY the volser of course, don't include the .aws</text:p>
      <text:p text:style-name="Preformatted_20_Text"/>
      <text:p text:style-name="Preformatted_20_Text"><text:s text:c="3"/>*CAUTION* When the volser entries are added they are added as</text:p>
      <text:p text:style-name="Preformatted_20_Text"><text:s text:c="3"/>SCRATCH tapes available to be overwritten, so don't include your</text:p>
      <text:p text:style-name="Preformatted_20_Text"><text:s text:c="3"/>latest backup tapes in the first add job.</text:p>
      <text:p text:style-name="Preformatted_20_Text"/>
      <text:p text:style-name="Preformatted_20_Text"/>
      <text:p text:style-name="Preformatted_20_Text">8. Ensure some tape units are online after an IPL</text:p>
      <text:p text:style-name="Preformatted_20_Text"/>
      <text:p text:style-name="Preformatted_20_Text">8.1 - update the hercules config file</text:p>
      <text:p text:style-name="Preformatted_20_Text"/>
      <text:p text:style-name="Preformatted_20_Text"><text:s text:c="3"/>In your hercules configuration file add some (all you want to be</text:p>
      <text:p text:style-name="Preformatted_20_Text"><text:s text:c="3"/>automated) tape unit device number entries as per the below</text:p>
      <text:p text:style-name="Preformatted_20_Text"><text:s text:c="3"/>samples for devices 310 and 311. This will assign them and allow</text:p>
      <text:p text:style-name="Preformatted_20_Text"><text:s text:c="3"/>them to be varied online without getting channel errors.</text:p>
      <text:p text:style-name="Preformatted_20_Text">0310 <text:s text:c="3"/>3420 <text:s text:c="3"/>*</text:p>
      <text:p text:style-name="Preformatted_20_Text">0311 <text:s text:c="3"/>3420 <text:s text:c="3"/>*</text:p>
      <text:p text:style-name="Preformatted_20_Text"/>
      <text:p text:style-name="Preformatted_20_Text">8.2 - ensure they are varied online at IPL time</text:p>
      <text:p text:style-name="Preformatted_20_Text"/>
      <text:p text:style-name="Preformatted_20_Text"><text:s text:c="3"/>In SYS1.PARMLIB, member COMMND00 you should vary the devices online</text:p>
      <text:p text:style-name="Preformatted_20_Text"><text:s text:c="3"/>so they are available immediately after IPL time. Just add lines</text:p>
      <text:p text:style-name="Preformatted_20_Text"><text:s text:c="3"/>like the below to the COMMND00 member.</text:p>
      <text:p text:style-name="Preformatted_20_Text">V 310,ONLINE</text:p>
      <text:p text:style-name="Preformatted_20_Text">V 311,ONLINE</text:p>
      <text:p text:style-name="Preformatted_20_Text"/>
      <text:p text:style-name="Preformatted_20_Text"/>
      <text:p text:style-name="Preformatted_20_Text">---------------------------------------------------------------</text:p>
      <text:p text:style-name="Preformatted_20_Text"><text:s text:c="14"/>INSTALL THE PROCEDURE/STC JOB</text:p>
      <text:p text:style-name="Preformatted_20_Text">---------------------------------------------------------------</text:p>
      <text:p text:style-name="Preformatted_20_Text"/>
      <text:p text:style-name="Preformatted_20_Text">9. Install the TAPEMAN procedure</text:p>
      <text:p text:style-name="Preformatted_20_Text"><text:s text:c="3"/>Edit the member PROC in &lt;pref&gt;.TAPEMAN.INSTALL as follows</text:p>
      <text:p text:style-name="Preformatted_20_Text"><text:s text:c="6"/>i) change SYSUT1 and SYSUT2 dataset names to be one that is</text:p>
      <text:p text:style-name="Preformatted_20_Text"><text:s text:c="9"/>in your JES2 procedure. This will be the libarary the</text:p>
      <text:p text:style-name="Preformatted_20_Text"><text:s text:c="9"/>procedure is found in when the 'S TAPEMAN...' is issued.</text:p>
      <text:p text:style-name="Preformatted_20_Text"><text:soft-page-break/><text:s text:c="5"/>ii) in the procedure actually being added in this step change</text:p>
      <text:p text:style-name="Preformatted_20_Text"><text:s text:c="9"/>the TAPEVOLS DD to the VSAM file created in step 6 and</text:p>
      <text:p text:style-name="Preformatted_20_Text"><text:s text:c="9"/>the TAPEDEVS DD to the file or member created in step 8.1</text:p>
      <text:p text:style-name="Preformatted_20_Text"><text:s text:c="3"/>Run the JOB to install the procedure.</text:p>
      <text:p text:style-name="Preformatted_20_Text"/>
      <text:p text:style-name="Preformatted_20_Text"/>
      <text:p text:style-name="Preformatted_20_Text">---------------------------------------------------------------</text:p>
      <text:p text:style-name="Preformatted_20_Text"><text:s text:c="12"/>CUSTOMISE THE HERCULES CONFIG FILE</text:p>
      <text:p text:style-name="Preformatted_20_Text">---------------------------------------------------------------</text:p>
      <text:p text:style-name="Preformatted_20_Text"/>
      <text:p text:style-name="Preformatted_20_Text">10. Update the hercules config file (again)</text:p>
      <text:p text:style-name="Preformatted_20_Text"/>
      <text:p text:style-name="Preformatted_20_Text"><text:s text:c="2"/>Yes, I could have included that in the earlier update step of</text:p>
      <text:p text:style-name="Preformatted_20_Text"><text:s text:c="2"/>this file, but I'm trying to do this in an order that will cause</text:p>
      <text:p text:style-name="Preformatted_20_Text"><text:s text:c="2"/>no disruption if you decide to stop halfway through and continue</text:p>
      <text:p text:style-name="Preformatted_20_Text"><text:s text:c="2"/>on another day.</text:p>
      <text:p text:style-name="Preformatted_20_Text"/>
      <text:p text:style-name="Preformatted_20_Text"><text:s text:c="2"/>The change this time is to ensure you have the line</text:p>
      <text:p text:style-name="Preformatted_20_Text">DIAG8CMD <text:s/>ENABLE</text:p>
      <text:p text:style-name="Preformatted_20_Text"><text:s text:c="2"/>present in your hercules config file. The diag8 interface is</text:p>
      <text:p text:style-name="Preformatted_20_Text"><text:s text:c="2"/>used by the HERCCMD program to issue the devinit command to</text:p>
      <text:p text:style-name="Preformatted_20_Text"><text:s text:c="2"/>mount your tape files, so it must be present.</text:p>
      <text:p text:style-name="Preformatted_20_Text"/>
      <text:p text:style-name="Preformatted_20_Text"><text:s text:c="2"/>While you need to exit/restart hercules to pick up this change</text:p>
      <text:p text:style-name="Preformatted_20_Text"><text:s text:c="2"/>don't do it just yet. You may as well do the last step first.</text:p>
      <text:p text:style-name="Preformatted_20_Text"/>
      <text:p text:style-name="Preformatted_20_Text"/>
      <text:p text:style-name="Preformatted_20_Text">---------------------------------------------------------------</text:p>
      <text:p text:style-name="Preformatted_20_Text"><text:s text:c="16"/>AUTOMATE THE TAPE MOUNT MESSAGES</text:p>
      <text:p text:style-name="Preformatted_20_Text">---------------------------------------------------------------</text:p>
      <text:p text:style-name="Preformatted_20_Text"/>
      <text:p text:style-name="Preformatted_20_Text">11. Automate the messages using MMPF</text:p>
      <text:p text:style-name="Preformatted_20_Text"/>
      <text:p text:style-name="Preformatted_20_Text"><text:s text:c="2"/>From version 3 onward TAPEMAN cannot be triggered by IEECVXIT.</text:p>
      <text:p text:style-name="Preformatted_20_Text"><text:s text:c="2"/>You must use my MMPF product.</text:p>
      <text:p text:style-name="Preformatted_20_Text"/>
      <text:p text:style-name="Preformatted_20_Text"><text:s text:c="2"/>All the surperflous code in TAPEMAN that supported being triggered</text:p>
      <text:p text:style-name="Preformatted_20_Text"><text:s text:c="2"/>from IEECVXIT has been removed from TAPEMAN version 3 onward.</text:p>
      <text:p text:style-name="Preformatted_20_Text"/>
      <text:p text:style-name="Preformatted_20_Text"><text:s text:c="2"/>To use TAPEMAN from MMPF simply </text:p>
      <text:p text:style-name="Preformatted_20_Text"><text:s text:c="2"/>(1) add an extra DD card to the MMPF proc you use, it should be</text:p>
      <text:p text:style-name="Preformatted_20_Text"><text:s text:c="6"/>using the filename you selected, the example here is what</text:p>
      <text:p text:style-name="Preformatted_20_Text"><text:s text:c="6"/>is used on my system</text:p>
      <text:p text:style-name="Preformatted_20_Text">//TAPEVOLS DD <text:s text:c="2"/>DSN=VSAM.INSTALL.TAPEMAN3.VVDS.VOLSERS,DISP=OLD</text:p>
      <text:p text:style-name="Preformatted_20_Text"><text:s text:c="6"/>Yes, disp must be old !. shr will run in mmpf ok but then</text:p>
      <text:p text:style-name="Preformatted_20_Text"><text:s text:c="6"/>all other utilities trying to share the database will get</text:p>
      <text:p text:style-name="Preformatted_20_Text"><text:s text:c="6"/>IO errors on sharing violations.</text:p>
      <text:p text:style-name="Preformatted_20_Text"/>
      <text:p text:style-name="Preformatted_20_Text"><text:s text:c="2"/>(2) add the four lines below to your MMPF configuration</text:p>
      <text:p text:style-name="Preformatted_20_Text"><text:s text:c="6"/>file (or a new test one if you are not ready</text:p>
      <text:p text:style-name="Preformatted_20_Text"><text:s text:c="6"/>to go live yet) and activate the new rules with</text:p>
      <text:p text:style-name="Preformatted_20_Text"><text:s text:c="10"/>F MMPF,MMPF=xx</text:p>
      <text:p text:style-name="Preformatted_20_Text"><text:s text:c="6"/>where nn is the number/characters of your MMPF member</text:p>
      <text:p text:style-name="Preformatted_20_Text"><text:s text:c="6"/>being used.</text:p>
      <text:p text:style-name="Preformatted_20_Text"/>
      <text:p text:style-name="Preformatted_20_Text"><text:s text:c="7"/>The four lines to add to the MMPF control file are</text:p>
      <text:p text:style-name="Preformatted_20_Text">IEC501A <text:s/>LNK TAPEMAN3 &amp;WORD1 &amp;WORD3 &amp;WORD4 &amp;WORD8</text:p>
      <text:p text:style-name="Preformatted_20_Text">IEF233A <text:s/>LNK TAPEMAN3 &amp;WORD1 &amp;WORD3 &amp;WORD4 &amp;WORD6</text:p>
      <text:p text:style-name="Preformatted_20_Text">IEC701D <text:s/>LNK TAPEMAN3 &amp;WORD2 &amp;WORD4 &amp;WORD9 &amp;WORD1</text:p>
      <text:p text:style-name="Preformatted_20_Text">TAP005A <text:s/>CMK CANCEL &amp;WORD8</text:p>
      <text:p text:style-name="Preformatted_20_Text"/>
      <text:p text:style-name="Preformatted_20_Text"/>
      <text:p text:style-name="Preformatted_20_Text"><text:s text:c="7"/>IMPORTANT: This is not as failsafe as using IEECVXIT as</text:p>
      <text:p text:style-name="Preformatted_20_Text"><text:s text:c="18"/>MMPF is a master console screen scraper, so</text:p>
      <text:p text:style-name="Preformatted_20_Text"><text:soft-page-break/><text:s text:c="18"/>if an operator (in the hercules environment</text:p>
      <text:p text:style-name="Preformatted_20_Text"><text:s text:c="18"/>that would be you) deletes a mount request</text:p>
      <text:p text:style-name="Preformatted_20_Text"><text:s text:c="18"/>message from the console before MMPF see's </text:p>
      <text:p text:style-name="Preformatted_20_Text"><text:s text:c="18"/>it it obviously won't be automated.</text:p>
      <text:p text:style-name="Preformatted_20_Text"><text:s text:c="18"/>HOWEVER MMPF is much easier to use, and does not</text:p>
      <text:p text:style-name="Preformatted_20_Text"><text:s text:c="18"/>require you playing with assembler code.</text:p>
      <text:p text:style-name="Preformatted_20_Text"/>
      <text:p text:style-name="Preformatted_20_Text"/>
      <text:p text:style-name="Preformatted_20_Text">---------------------------------------------------------------</text:p>
      <text:p text:style-name="Preformatted_20_Text"><text:s text:c="6"/>APPENDIX A - If needed create a VSAM volume</text:p>
      <text:p text:style-name="Preformatted_20_Text">---------------------------------------------------------------</text:p>
      <text:p text:style-name="Preformatted_20_Text"/>
      <text:p text:style-name="Preformatted_20_Text">Appendix A - Create a dedicated VSAM volume</text:p>
      <text:p text:style-name="Preformatted_20_Text"/>
      <text:p text:style-name="Preformatted_20_Text"><text:s text:c="3"/>You can use this if your site does not already have existing</text:p>
      <text:p text:style-name="Preformatted_20_Text"><text:s text:c="3"/>VSAM dataspaces defined for use with VSAM datasets.</text:p>
      <text:p text:style-name="Preformatted_20_Text"><text:s text:c="3"/>These steps will create a 3330 volume named VSAM01 that has</text:p>
      <text:p text:style-name="Preformatted_20_Text"><text:s text:c="3"/>its own user catalogue and is totally dedicated as a VSAM</text:p>
      <text:p text:style-name="Preformatted_20_Text"><text:s text:c="3"/>database volume.</text:p>
      <text:p text:style-name="Preformatted_20_Text"/>
      <text:p text:style-name="Preformatted_20_Text">A.1 - create the volume (unix commandline)</text:p>
      <text:p text:style-name="Preformatted_20_Text"/>
      <text:p text:style-name="Preformatted_20_Text"><text:s text:c="3"/>Create a file vsam01.cfg with the contents below (starting</text:p>
      <text:p text:style-name="Preformatted_20_Text"><text:s text:c="3"/>in column 1 of the vsam01.cfg file)</text:p>
      <text:p text:style-name="Preformatted_20_Text"><text:s text:c="5"/>vsam01 3330 *</text:p>
      <text:p text:style-name="Preformatted_20_Text"><text:s text:c="5"/>sysvtoc vtoc trk 15</text:p>
      <text:p text:style-name="Preformatted_20_Text"/>
      <text:p text:style-name="Preformatted_20_Text"><text:s text:c="3"/>Run the command below to create disk file vsam01.3330</text:p>
      <text:p text:style-name="Preformatted_20_Text"><text:s text:c="5"/>dasdload vsam01.cfg vsam01.3330 2</text:p>
      <text:p text:style-name="Preformatted_20_Text"/>
      <text:p text:style-name="Preformatted_20_Text">A.2 - add the new device to your hercules config file</text:p>
      <text:p text:style-name="Preformatted_20_Text"/>
      <text:p text:style-name="Preformatted_20_Text"><text:s text:c="2"/>This is site dependant. Locate your hercules start command,</text:p>
      <text:p text:style-name="Preformatted_20_Text"><text:s text:c="2"/>which will contain the name of the config file you use. Add</text:p>
      <text:p text:style-name="Preformatted_20_Text"><text:s text:c="2"/>a line for the new device as a 3330 volume.</text:p>
      <text:p text:style-name="Preformatted_20_Text"><text:s text:c="2"/>If you are unsure what 3330 devices you have free try the</text:p>
      <text:p text:style-name="Preformatted_20_Text"><text:s text:c="2"/>MVS command 'D U,DASD,OFFLINE' and look for any 3330 devices.</text:p>
      <text:p text:style-name="Preformatted_20_Text"/>
      <text:p text:style-name="Preformatted_20_Text"><text:s text:c="2"/>Edit the MVS fuile SYS1.PARMLIB, member VATLST00. Add an</text:p>
      <text:p text:style-name="Preformatted_20_Text"><text:s text:c="2"/>entry in the member for the new volume similar to the below.</text:p>
      <text:p text:style-name="Preformatted_20_Text"/>
      <text:p text:style-name="Preformatted_20_Text">VSAM01,0,2,3330 <text:s text:c="3"/>,Y <text:s text:c="7"/>PERMANENT,PRIVATE,3330,MOUNTMSG</text:p>
      <text:p text:style-name="Preformatted_20_Text"/>
      <text:p text:style-name="Preformatted_20_Text"><text:s text:c="2"/>Stop (completely exit) hercules, and restart it to pick up</text:p>
      <text:p text:style-name="Preformatted_20_Text"><text:s text:c="2"/>the changed config file.</text:p>
      <text:p text:style-name="Preformatted_20_Text"/>
      <text:p text:style-name="Preformatted_20_Text">A.3 - create a new catalogue and dataspace</text:p>
      <text:p text:style-name="Preformatted_20_Text"/>
      <text:p text:style-name="Preformatted_20_Text"><text:s text:c="2"/>You will need to know the master catalogue password for your</text:p>
      <text:p text:style-name="Preformatted_20_Text"><text:s text:c="2"/>site for this step. You will be prompted for it twice.</text:p>
      <text:p text:style-name="Preformatted_20_Text"/>
      <text:p text:style-name="Preformatted_20_Text"><text:s text:c="2"/>Run the below batch job. It will create a 30 cylinder user</text:p>
      <text:p text:style-name="Preformatted_20_Text"><text:s text:c="2"/>catalogue named USERCAT.VSAM and an alias of VSAM that can be</text:p>
      <text:p text:style-name="Preformatted_20_Text"><text:s text:c="2"/>used for any VSAM files you wish to create. The rest of the pack</text:p>
      <text:p text:style-name="Preformatted_20_Text"><text:s text:c="2"/>will be allocated as VSAM dataspace</text:p>
      <text:p text:style-name="Preformatted_20_Text"/>
      <text:p text:style-name="Preformatted_20_Text">//SYSPROGU JOB 'MID',CLASS=A,MSGLEVEL=(1,1),MSGCLASS=A</text:p>
      <text:p text:style-name="Preformatted_20_Text">//*</text:p>
      <text:p text:style-name="Preformatted_20_Text">//* 3330 - 404 CYLS, 19 TRKS PER CYLS <text:s text:c="5"/>= TOTAL 7676 TRACKS</text:p>
      <text:p text:style-name="Preformatted_20_Text">//* <text:s text:c="7"/>I USED 15 TRKS FOR VTOC <text:s text:c="8"/>- REMAINING 7661 TRACKS</text:p>
      <text:p text:style-name="Preformatted_20_Text">//* <text:s text:c="3"/>VTOC SHOWS ONLY 7660 AVAILABLE</text:p>
      <text:p text:style-name="Preformatted_20_Text">//* <text:s text:c="7"/>USE REMAINING 7660 TRACKS FOR VSAM DATASPACE</text:p>
      <text:p text:style-name="Preformatted_20_Text">//* <text:s text:c="7"/>USE DATA/INDEX TO MAKE CATALOG SPACE 30 TRACKS...</text:p>
      <text:p text:style-name="Preformatted_20_Text">//* <text:s text:c="7"/>...THE REST OF THE SPACE IS AVAILABLE FOR VSAM FILES</text:p>
      <text:p text:style-name="Preformatted_20_Text"><text:soft-page-break/>//*</text:p>
      <text:p text:style-name="Preformatted_20_Text">//CREATCAT EXEC PGM=IDCAMS,REGION=4096K</text:p>
      <text:p text:style-name="Preformatted_20_Text">//SYSPRINT DD SYSOUT=*</text:p>
      <text:p text:style-name="Preformatted_20_Text">//* THIS VOLUME WILL ALSO HOUSE THE VSAM CATALOGUE</text:p>
      <text:p text:style-name="Preformatted_20_Text">//* SO CREATE THAT FIRST.</text:p>
      <text:p text:style-name="Preformatted_20_Text">//VSAM01 DD UNIT=3330,VOL=SER=VSAM01,DISP=OLD</text:p>
      <text:p text:style-name="Preformatted_20_Text">//AMSDUMP DD DUMMY</text:p>
      <text:p text:style-name="Preformatted_20_Text">//SYSIN DD *</text:p>
      <text:p text:style-name="Preformatted_20_Text"><text:s/>DEFINE USERCATALOG ( -</text:p>
      <text:p text:style-name="Preformatted_20_Text"><text:s text:c="5"/>NAME (USERCAT.VSAM) -</text:p>
      <text:p text:style-name="Preformatted_20_Text"><text:s text:c="5"/>VOLUME (VSAM01) -</text:p>
      <text:p text:style-name="Preformatted_20_Text"><text:s text:c="5"/>TRACKS (7660 0) -</text:p>
      <text:p text:style-name="Preformatted_20_Text"><text:s text:c="5"/>FOR (9999) ) -</text:p>
      <text:p text:style-name="Preformatted_20_Text"><text:s text:c="2"/>DATA (TRACKS (15 5)) -</text:p>
      <text:p text:style-name="Preformatted_20_Text"><text:s text:c="2"/>INDEX (TRACKS (15))</text:p>
      <text:p text:style-name="Preformatted_20_Text">/*</text:p>
      <text:p text:style-name="Preformatted_20_Text">//* THE ADD THE FILE PREFIX THAT WILL BE RECORDED IN THIS</text:p>
      <text:p text:style-name="Preformatted_20_Text">//* CATALOGUE.</text:p>
      <text:p text:style-name="Preformatted_20_Text">//ALIAS1 EXEC PGM=IDCAMS,REGION=4096K,COND=(0,NE)</text:p>
      <text:p text:style-name="Preformatted_20_Text">//SYSPRINT DD SYSOUT=*</text:p>
      <text:p text:style-name="Preformatted_20_Text">//VSAM01 DD UNIT=3330,VOL=SER=VSAM01,DISP=OLD</text:p>
      <text:p text:style-name="Preformatted_20_Text">//AMSDUMP DD DUMMY</text:p>
      <text:p text:style-name="Preformatted_20_Text">//SYSIN DD *</text:p>
      <text:p text:style-name="Preformatted_20_Text"><text:s text:c="2"/>DEFINE ALIAS ( NAME(VSAM) RELATE(USERCAT.VSAM) )</text:p>
      <text:p text:style-name="Preformatted_20_Text">/*</text:p>
      <text:p text:style-name="Preformatted_20_Text">//</text:p>
      <text:p text:style-name="Preformatted_20_Text"/>
      <text:p text:style-name="Preformatted_20_Text"/>
      <text:p text:style-name="Preformatted_20_Text">---------------------------------------------------------------</text:p>
      <text:p text:style-name="Preformatted_20_Text"><text:s text:c="11"/>APPENDIX B - PREPARATION DATASHEET</text:p>
      <text:p text:style-name="Preformatted_20_Text">---------------------------------------------------------------</text:p>
      <text:p text:style-name="Preformatted_20_Text"/>
      <text:p text:style-name="Preformatted_20_Text">Appendix B - preparation datasheet</text:p>
      <text:p text:style-name="Preformatted_20_Text"/>
      <text:p text:style-name="Preformatted_20_Text">+-------------------------------------------------------------+</text:p>
      <text:p text:style-name="Preformatted_20_Text">** TAPE VOLUMES TO INITIALLY USE IN THE tapes/ DIRECTORY <text:s text:c="5"/>|</text:p>
      <text:p text:style-name="Preformatted_20_Text">+-------------------------------------------------------------+</text:p>
      <text:p text:style-name="Preformatted_20_Text">| <text:s text:c="60"/>|</text:p>
      <text:p text:style-name="Preformatted_20_Text">| <text:s text:c="60"/>|</text:p>
      <text:p text:style-name="Preformatted_20_Text">| <text:s text:c="60"/>|</text:p>
      <text:p text:style-name="Preformatted_20_Text">| <text:s text:c="60"/>|</text:p>
      <text:p text:style-name="Preformatted_20_Text">| <text:s text:c="60"/>|</text:p>
      <text:p text:style-name="Preformatted_20_Text">| <text:s text:c="60"/>|</text:p>
      <text:p text:style-name="Preformatted_20_Text">| <text:s text:c="60"/>|</text:p>
      <text:p text:style-name="Preformatted_20_Text">| <text:s text:c="60"/>|</text:p>
      <text:p text:style-name="Preformatted_20_Text">+-------------------------------------------------------------+</text:p>
      <text:p text:style-name="Preformatted_20_Text">** VSAM DATAFILE INFORMATION <text:s text:c="33"/>|</text:p>
      <text:p text:style-name="Preformatted_20_Text">+-------------------------------------------------------------+</text:p>
      <text:p text:style-name="Preformatted_20_Text">| Volume with VSAM dataspace area : <text:s text:c="26"/>|</text:p>
      <text:p text:style-name="Preformatted_20_Text">| VSAM catalogue Name <text:s text:c="12"/>: <text:s text:c="26"/>|</text:p>
      <text:p text:style-name="Preformatted_20_Text">| VSAM file prefix <text:s text:c="15"/>: <text:s text:c="26"/>|</text:p>
      <text:p text:style-name="Preformatted_20_Text">| VSAM file name for datafile <text:s text:c="4"/>: <text:s text:c="26"/>|</text:p>
      <text:p text:style-name="Preformatted_20_Text">| <text:s text:c="60"/>|</text:p>
      <text:p text:style-name="Preformatted_20_Text">+-------------------------------------------------------------+</text:p>
      <text:p text:style-name="Preformatted_20_Text">** LOAD MODULE LIBRARY LOCATIONS <text:s text:c="29"/>|</text:p>
      <text:p text:style-name="Preformatted_20_Text">+-------------------------------------------------------------+</text:p>
      <text:p text:style-name="Preformatted_20_Text">| APF Authorised library to use <text:s text:c="2"/>: <text:s text:c="26"/>|</text:p>
      <text:p text:style-name="Preformatted_20_Text">| Non APF Authorised library <text:s text:c="5"/>: <text:s text:c="26"/>|</text:p>
      <text:p text:style-name="Preformatted_20_Text">| <text:s text:c="60"/>|</text:p>
      <text:p text:style-name="Preformatted_20_Text">+-------------------------------------------------------------+</text:p>
      <text:p text:style-name="Preformatted_20_Text">** MMPF MEMBER TO USE</text:p>
      <text:p text:style-name="Preformatted_20_Text">+-------------------------------------------------------------+</text:p>
      <text:p text:style-name="Preformatted_20_Text">| Check MMPF is installed <text:s text:c="8"/>: <text:s text:c="26"/>|</text:p>
      <text:p text:style-name="Preformatted_20_Text">| MMPF Member name to use <text:s text:c="8"/>: <text:s text:c="26"/>|</text:p>
      <text:p text:style-name="Preformatted_20_Text"><text:soft-page-break/>| MMPF Proc to customise known <text:s text:c="3"/>: <text:s text:c="26"/>|</text:p>
      <text:p text:style-name="Preformatted_20_Text">| <text:s text:c="60"/>|</text:p>
      <text:p text:style-name="Preformatted_20_Text">| MMPF is available at <text:s text:c="39"/>|</text:p>
      <text:p text:style-name="Preformatted_20_Text">|http://www.mdickinson.dnsalias.org/hercules/downloads/mmpf.php</text:p>
      <text:p text:style-name="Preformatted_20_Text">| <text:s text:c="60"/>|</text:p>
      <text:p text:style-name="Preformatted_20_Text">+-------------------------------------------------------------+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---------------------------------------------------------------</text:p>
      <text:p text:style-name="Preformatted_20_Text"><text:s text:c="11"/>APPENDIX C - INSTALLATION CHECKLIST</text:p>
      <text:p text:style-name="Preformatted_20_Text">---------------------------------------------------------------</text:p>
      <text:p text:style-name="Preformatted_20_Text"/>
      <text:p text:style-name="Preformatted_20_Text">Appendix C - installation checksheet</text:p>
      <text:p text:style-name="Preformatted_20_Text"/>
      <text:p text:style-name="Preformatted_20_Text">+-------------------------------------------------------------+</text:p>
      <text:p text:style-name="Preformatted_20_Text">| <text:s text:c="60"/>|</text:p>
      <text:p text:style-name="Preformatted_20_Text">| <text:s text:c="2"/>[ ] Restored files <text:s text:c="39"/>|</text:p>
      <text:p text:style-name="Preformatted_20_Text">| <text:s text:c="2"/>[ ] Read $ABOUT <text:s text:c="42"/>|</text:p>
      <text:p text:style-name="Preformatted_20_Text">| <text:s text:c="2"/>[ ] Read $INSTALL (this file) <text:s text:c="28"/>|</text:p>
      <text:p text:style-name="Preformatted_20_Text">| <text:s text:c="2"/>[ ] Installed HERCCMD to an APF authorised library <text:s text:c="7"/>|</text:p>
      <text:p text:style-name="Preformatted_20_Text">| <text:s text:c="2"/>[ ] Copied TAPEMAN to an APF authorised library <text:s text:c="10"/>|</text:p>
      <text:p text:style-name="Preformatted_20_Text">| <text:s text:c="2"/>[ ] Copied UTILITY programs (or STEPLIBed jobs) <text:s text:c="10"/>|</text:p>
      <text:p text:style-name="Preformatted_20_Text">| <text:s text:c="2"/>[ ] Created the VSAM datafile <text:s text:c="28"/>|</text:p>
      <text:p text:style-name="Preformatted_20_Text">| <text:s text:c="2"/>[ ] Loaded tape volsers into the VSAM datafile <text:s text:c="11"/>|</text:p>
      <text:p text:style-name="Preformatted_20_Text">| <text:s text:c="2"/>[ ] Created and initalised all the tape volumes <text:s text:c="10"/>|</text:p>
      <text:p text:style-name="Preformatted_20_Text">| <text:s text:c="2"/>[ ] Copied the procedure to one of the JES2 proclibs <text:s text:c="5"/>|</text:p>
      <text:p text:style-name="Preformatted_20_Text">| <text:s text:c="6"/>as a member named TAPEMAN <text:s text:c="28"/>|</text:p>
      <text:p text:style-name="Preformatted_20_Text">| <text:s text:c="2"/>[ ] Customised the MMPF proc to include the TAPEMAN VSAM <text:s/>|</text:p>
      <text:p text:style-name="Preformatted_20_Text">| <text:s text:c="6"/>database DD card <text:s text:c="37"/>|</text:p>
      <text:p text:style-name="Preformatted_20_Text">| <text:s text:c="2"/>[ ] Added the new MMPF rules, and activated them <text:s text:c="9"/>|</text:p>
      <text:p text:style-name="Preformatted_20_Text">| <text:s text:c="60"/>|</text:p>
      <text:p text:style-name="Preformatted_20_Text">+-------------------------------------------------------------+</text:p>
      <text:p text:style-name="Preformatted_20_Text"/>
      <text:p text:style-name="Preformatted_20_Text"/>
      <text:h text:style-name="Heading_20_1" text:outline-level="1"/>
      <text:h text:style-name="P1" text:outline-level="1">Files shipped with Tapeman Version 3</text:h>
      <text:p text:style-name="Preformatted_20_Text">These are all the files provided with the TAPEMAN distribution,</text:p>
      <text:p text:style-name="Preformatted_20_Text">and a desription of what each member within the files is used</text:p>
      <text:p text:style-name="Preformatted_20_Text">for as shipped.</text:p>
      <text:p text:style-name="Preformatted_20_Text"/>
      <text:p text:style-name="Preformatted_20_Text">TAPEMAN.SRC</text:p>
      <text:p text:style-name="Preformatted_20_Text"><text:s text:c="2"/>This is the source code for all the program files, excluding the</text:p>
      <text:p text:style-name="Preformatted_20_Text"><text:s text:c="2"/>herccmd program for which I do not have the source.</text:p>
      <text:p text:style-name="Preformatted_20_Text"><text:s text:c="5"/>TAPEMAN <text:s text:c="2"/>- tapeman tape mounter program itself</text:p>
      <text:p text:style-name="Preformatted_20_Text"><text:s text:c="5"/>TAPEMCUU <text:s/>- batch mounter on CUU when automation is shutdown</text:p>
      <text:p text:style-name="Preformatted_20_Text"><text:s text:c="5"/>TAPEMDES <text:s/>- untested. should update the tape description</text:p>
      <text:p text:style-name="Preformatted_20_Text"><text:s text:c="5"/>TAPEMEXP <text:s/>- manually alter a tape expiry, for testing expiry</text:p>
      <text:p text:style-name="Preformatted_20_Text"><text:s text:c="5"/>TAPEMUTL <text:s/>- vsam database update utility</text:p>
      <text:p text:style-name="Preformatted_20_Text"><text:s text:c="5"/>TAPEMSCR <text:s/>- daily scratch program</text:p>
      <text:p text:style-name="Preformatted_20_Text"/>
      <text:p text:style-name="Preformatted_20_Text">TAPEMAN.LINKLIB</text:p>
      <text:p text:style-name="Preformatted_20_Text"><text:s text:c="2"/>These are pre-assembled modules. See the documentation for those</text:p>
      <text:p text:style-name="Preformatted_20_Text"><text:s text:c="2"/>that need to be in apf libraries and those that don't.</text:p>
      <text:p text:style-name="Preformatted_20_Text"><text:s text:c="5"/>TAPEMAN <text:s text:c="2"/>- tapeman program itself</text:p>
      <text:p text:style-name="Preformatted_20_Text"><text:s text:c="5"/>TAPEMCUU <text:s/>- batch mounter when automation is shutdown</text:p>
      <text:p text:style-name="Preformatted_20_Text"><text:s text:c="5"/>TAPEMDES <text:s/>- untested. should update the tape description</text:p>
      <text:p text:style-name="Preformatted_20_Text"><text:s text:c="5"/>TAPEMEXP <text:s/>- manually alter a tape expiry, for testing expiry</text:p>
      <text:p text:style-name="Preformatted_20_Text"><text:s text:c="5"/>TAPEMUTL <text:s/>- vsam database utility program</text:p>
      <text:p text:style-name="Preformatted_20_Text"><text:s text:c="5"/>TAPEMSCR <text:s/>- daily scratch program</text:p>
      <text:p text:style-name="Preformatted_20_Text"/>
      <text:p text:style-name="Preformatted_20_Text">TAPEMAN.INSTALL</text:p>
      <text:p text:style-name="Preformatted_20_Text"><text:s text:c="2"/>Jobs to run to setup the environment for tapeman. The order these</text:p>
      <text:p text:style-name="Preformatted_20_Text"><text:s text:c="2"/>should be run is covered in the TAPEMAN.DOC file.</text:p>
      <text:p text:style-name="Preformatted_20_Text"><text:s text:c="5"/>$README <text:s text:c="2"/>- basically says dont run any jobs without reading</text:p>
      <text:p text:style-name="Preformatted_20_Text"><text:s text:c="17"/>the $INSTALL in the TAPEMAN.DOC file.</text:p>
      <text:p text:style-name="Preformatted_20_Text"><text:s text:c="5"/>CREATEDB <text:s/>- create the vsam database</text:p>
      <text:p text:style-name="Preformatted_20_Text"><text:s text:c="5"/>PROC <text:s text:c="5"/>- example proc to place into your system proclib</text:p>
      <text:p text:style-name="Preformatted_20_Text"><text:s text:c="5"/>CUTILS <text:s text:c="3"/>- copy tapemscr and tapemutl between linklibs</text:p>
      <text:p text:style-name="Preformatted_20_Text"><text:s text:c="5"/>CTAPEMAN <text:s/>- copy tapeman between linklibs</text:p>
      <text:p text:style-name="Preformatted_20_Text"/>
      <text:p text:style-name="Preformatted_20_Text">TAPEMAN.CONTROL</text:p>
      <text:p text:style-name="Preformatted_20_Text"><text:s text:c="2"/>These are sample jobs to manage the tape database.</text:p>
      <text:p text:style-name="Preformatted_20_Text"><text:s text:c="5"/>UTLADD <text:s text:c="3"/>- sample job to add tape volers to the vsam database</text:p>
      <text:p text:style-name="Preformatted_20_Text"><text:s text:c="5"/>UTLDEL <text:s text:c="3"/>- sample job to delete tapes from the vsam database</text:p>
      <text:p text:style-name="Preformatted_20_Text"><text:s text:c="5"/>UTLSCR <text:s text:c="3"/>- sample job to change volsers back to scratch state</text:p>
      <text:p text:style-name="Preformatted_20_Text"><text:s text:c="5"/>UTLLIST <text:s text:c="2"/>- sample job with various volser list options</text:p>
      <text:p text:style-name="Preformatted_20_Text"><text:s text:c="5"/>TAPLABEL <text:s/>- sample batch job to label new tapes</text:p>
      <text:p text:style-name="Preformatted_20_Text"><text:s text:c="5"/>DAILYSCR <text:s/>- sample daily scratch job</text:p>
      <text:p text:style-name="Preformatted_20_Text"/>
      <text:p text:style-name="Preformatted_20_Text">TAPEMAN.DOC</text:p>
      <text:p text:style-name="Preformatted_20_Text"><text:s text:c="2"/>This is documentation on how to install TAPEMAN, and also</text:p>
      <text:p text:style-name="Preformatted_20_Text"><text:s text:c="2"/>documentation on how to use the utility programs.</text:p>
      <text:p text:style-name="Preformatted_20_Text"><text:s text:c="4"/>$ABOUT <text:s text:c="3"/>- basic info on purpose of toolkit</text:p>
      <text:p text:style-name="Preformatted_20_Text"><text:s text:c="4"/>$BUGS <text:s text:c="4"/>- known bugs and workarounds</text:p>
      <text:p text:style-name="Preformatted_20_Text"><text:s text:c="4"/>$$INSTALL - how to install</text:p>
      <text:p text:style-name="Preformatted_20_Text"><text:s text:c="4"/>$FILES <text:s text:c="3"/>- this member</text:p>
      <text:p text:style-name="Preformatted_20_Text"><text:s text:c="4"/>MMPF <text:s text:c="5"/>- how to configure MMPF for tape automation</text:p>
      <text:p text:style-name="Preformatted_20_Text"><text:s text:c="4"/>TAPEMCUU <text:s/>- manual on TAPEMCUU</text:p>
      <text:p text:style-name="Preformatted_20_Text"><text:s text:c="4"/>TAPEMSCR <text:s/>- manual on TAPEMSCR</text:p>
      <text:p text:style-name="Preformatted_20_Text"><text:s text:c="4"/>TAPEMUTL <text:s/>- manual on TAPEMUTL</text:p>
      <text:p text:style-name="Preformatted_20_Text"/>
      <text:p text:style-name="Preformatted_20_Text">TAPEMAN.SAMPLIB</text:p>
      <text:p text:style-name="Preformatted_20_Text"><text:s text:c="2"/>This is not part of the tapeman utility itself, although the mdbk001s</text:p>
      <text:p text:style-name="Preformatted_20_Text"><text:s text:c="2"/>template may be usefull in demonstrating how to trigger a scratch</text:p>
      <text:p text:style-name="Preformatted_20_Text"><text:s text:c="2"/>tape request when automation is down.</text:p>
      <text:p text:style-name="Preformatted_20_Text"><text:s text:c="2"/>What this is, is a demo of how you could (how I do) backups now that</text:p>
      <text:p text:style-name="Preformatted_20_Text"><text:soft-page-break/><text:s text:c="2"/>the tape mounts are automated. The key is MDBK001; this program will</text:p>
      <text:p text:style-name="Preformatted_20_Text"><text:s text:c="2"/>parse the output of a listvtoc for one or more dasd packs, and build</text:p>
      <text:p text:style-name="Preformatted_20_Text"><text:s text:c="2"/>a backup job for every PO or FB file on the dasd packs, also</text:p>
      <text:p text:style-name="Preformatted_20_Text"><text:s text:c="2"/>generating a listing of datasets and dataset attributes for files</text:p>
      <text:p text:style-name="Preformatted_20_Text"><text:s text:c="2"/>being backed up that is stored as file 1 on the backup tape (also</text:p>
      <text:p text:style-name="Preformatted_20_Text"><text:s text:c="2"/>stored on disk, I use a GDG for that)</text:p>
      <text:p text:style-name="Preformatted_20_Text"><text:s text:c="4"/>IEBCOPY <text:s text:c="2"/>- sysin card for backup job samples</text:p>
      <text:p text:style-name="Preformatted_20_Text"><text:s text:c="4"/>MDBK001 <text:s text:c="2"/>- program to build backup jobs and backup listings based</text:p>
      <text:p text:style-name="Preformatted_20_Text"><text:s text:c="16"/>on dasd listvtoc reports</text:p>
      <text:p text:style-name="Preformatted_20_Text"><text:s text:c="4"/>MDBK001S <text:s/>- template for MDBK001 to use to submit system backup</text:p>
      <text:p text:style-name="Preformatted_20_Text"><text:s text:c="16"/>jobs WHEN AUTOMATION IS DOWN. Shows how to use a</text:p>
      <text:p text:style-name="Preformatted_20_Text"><text:s text:c="16"/>specific tape unit and queue a scratch tape mount to it</text:p>
      <text:p text:style-name="Preformatted_20_Text"><text:s text:c="16"/>for the job to use with WTO processing inactive.</text:p>
      <text:p text:style-name="Preformatted_20_Text"><text:s text:c="4"/>MDBK001U <text:s/>- template for MDBK001 to use to submit backup jobs when</text:p>
      <text:p text:style-name="Preformatted_20_Text"><text:s text:c="16"/>automation is running, the WTO exit will request the</text:p>
      <text:p text:style-name="Preformatted_20_Text"><text:s text:c="16"/>tape mounts on any tape unit the OS selects</text:p>
      <text:p text:style-name="Preformatted_20_Text"><text:s text:c="4"/>SYSBKJOB <text:s/>- System backup job. Does a listvtoc of system packs and</text:p>
      <text:p text:style-name="Preformatted_20_Text"><text:s text:c="16"/>feeds them to MDBK001 using the MDBK001S template. Will</text:p>
      <text:p text:style-name="Preformatted_20_Text"><text:s text:c="16"/>use device 317 for the scratch tape for this job as</text:p>
      <text:p text:style-name="Preformatted_20_Text"><text:s text:c="16"/>automation will be down.</text:p>
      <text:p text:style-name="Preformatted_20_Text"><text:s text:c="4"/>USRBKJOB <text:s/>- User backup job. Does a listvtoc of user packs and</text:p>
      <text:p text:style-name="Preformatted_20_Text"><text:s text:c="16"/>feeds them to MDBK001 using the MDBK001U template. Will</text:p>
      <text:p text:style-name="Preformatted_20_Text"><text:s text:c="16"/>let automation mount the tape on whatever tape unit the</text:p>
      <text:p text:style-name="Preformatted_20_Text"><text:s text:c="16"/>OS selects.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Z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Dickinson</meta:initial-creator>
    <meta:creation-date>2009-03-29T11:14:09.23</meta:creation-date>
    <dc:date>2013-03-19T18:47:58</dc:date>
    <dc:creator>Mark Dickinson</dc:creator>
    <meta:editing-duration>PT30M21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10" meta:paragraph-count="458" meta:word-count="3342" meta:character-count="23892" meta:non-whitespace-character-count="17730"/>
    <meta:user-defined meta:name="Info 1"/>
    <meta:user-defined meta:name="Info 2"/>
    <meta:user-defined meta:name="Info 3"/>
    <meta:user-defined meta:name="Info 4"/>
  </office:meta>
</office:document-meta>
</file>